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2"/>Literature Review<text:bookmark-end text:name="chapter-2"/></text:h>
      <text:p text:style-name="First_20_paragraph">[Target 12,000 words]</text:p>
      <text:h text:style-name="Heading_20_2" text:outline-level="2"><text:bookmark-start text:name="barriers-to-agency"/>Barriers to Agency<text:bookmark-end text:name="barriers-to-agency"/></text:h>
      <text:p text:style-name="First_20_paragraph">[Target X words]</text:p>
      <text:list text:style-name="L1">
        <text:list-item>
          <text:p text:style-name="P1">The inevitability of being handled through data in the modern world.</text:p>
        </text:list-item>
        <text:list-item>
          <text:p text:style-name="P1">The drive to make people consumers / ad watchers rather than free agents.</text:p>
        </text:list-item>
        <text:list-item>
          <text:p text:style-name="P1">The difficulties in actually accessing and using your data</text:p>
        </text:list-item>
        <text:list-item>
          <text:p text:style-name="P1">…. (more to research here)</text:p>
        </text:list-item>
      </text:list>
      <text:h text:style-name="Heading_20_2" text:outline-level="2"><text:bookmark-start text:name="human-centricity"/>Human-centricity<text:bookmark-end text:name="human-centricity"/></text:h>
      <text:p text:style-name="First_20_paragraph">[Target X words]</text:p>
      <text:list text:style-name="L2">
        <text:list-item>
          <text:p text:style-name="P2">Ubicomp: Weiser &gt; Rogers, Abowd. etc.</text:p>
        </text:list-item>
        <text:list-item>
          <text:p text:style-name="P2">Human-Data Interaction &gt; Mortier</text:p>
        </text:list-item>
        <text:list-item>
          <text:p text:style-name="P2">MyData movement</text:p>
        </text:list-item>
        <text:list-item>
          <text:p text:style-name="P2">Humane interfaces / better interaction design</text:p>
        </text:list-item>
      </text:list>
      <text:h text:style-name="Heading_20_2" text:outline-level="2"><text:bookmark-start text:name="increasing-ones-agency-through-and-over-data"/>Increasing one’s Agency through and over Data<text:bookmark-end text:name="increasing-ones-agency-through-and-over-data"/></text:h>
      <text:p text:style-name="First_20_paragraph">[Target X words]</text:p>
      <text:list text:style-name="L3">
        <text:list-item>
          <text:p text:style-name="P3">GDPR &amp; other regulatory approaches</text:p>
        </text:list-item>
        <text:list-item>
          <text:p text:style-name="P3">Dynamic Consent</text:p>
        </text:list-item>
        <text:list-item>
          <text:p text:style-name="P3">Shared Decision Making (maybe this should come in Chapter 6 instead)</text:p>
        </text:list-item>
        <text:list-item>
          <text:p text:style-name="P3">Quantified Self, Personal Informatics and Reflection</text:p>
        </text:list-item>
        <text:list-item>
          <text:p text:style-name="P3">Vendor Relationship Management, Pull Computing, Personal Data Stores</text:p>
        </text:list-item>
        <text:list-item>
          <text:p text:style-name="P3">Meaning and Sensemaking, Orienteering, Time, Context &amp; Associativity</text:p>
        </text:list-item>
      </text:list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20:34:17Z</meta:creation-date>
    <dc:date>2020-11-12T20:34:17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